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Free Sans" svg:font-family="'Free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 Sans" officeooo:rsid="00036675" officeooo:paragraph-rsid="00036675"/>
    </style:style>
    <style:style style:name="P2" style:family="paragraph" style:parent-style-name="Standard">
      <style:paragraph-properties fo:text-align="start" style:justify-single-word="false"/>
      <style:text-properties style:font-name="Free Sans" officeooo:rsid="00036675" officeooo:paragraph-rsid="00036675"/>
    </style:style>
    <style:style style:name="P3" style:family="paragraph" style:parent-style-name="Standard">
      <style:paragraph-properties fo:text-align="center" style:justify-single-word="false"/>
      <style:text-properties style:font-name="Free Sans" fo:font-size="15pt" fo:font-style="normal" fo:font-weight="bold" officeooo:rsid="00036675" officeooo:paragraph-rsid="00036675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style:font-name="Time new Roman" officeooo:rsid="00030867" officeooo:paragraph-rsid="00030867"/>
    </style:style>
    <style:style style:name="P5" style:family="paragraph" style:parent-style-name="Standard">
      <style:text-properties style:font-name="Time new Roman" officeooo:rsid="00036675" officeooo:paragraph-rsid="00036675"/>
    </style:style>
    <style:style style:name="T1" style:family="text">
      <style:text-properties officeooo:rsid="00062f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 Sterkers</text:p>
      <text:p text:style-name="P2">Alexis <text:span text:style-name="T1">Lécuyer</text:span></text:p>
      <text:p text:style-name="P2">Alexandre <text:span text:style-name="T1">Try</text:span></text:p>
      <text:p text:style-name="P1"/>
      <text:p text:style-name="P3">Rapport de projet 2i01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ntro 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ommaire :</text:p>
      <text:p text:style-name="P5">- Partie I : Hiérarchie</text:p>
      <text:p text:style-name="P5">- Partie II : Modélisation</text:p>
      <text:p text:style-name="P5">- Partie III : Mise en pratique</text:p>
      <text:p text:style-name="P5">- Partie IV : Stratégies</text:p>
      <text:p text:style-name="P5">- Partie V : Détection du repè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 new Roman" svg:font-family="'Time new Roman'"/>
    <style:font-face style:name="Free Sans" svg:font-family="'Free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1:51:27.626633621</meta:creation-date>
    <dc:date>2019-04-28T11:15:52.913589928</dc:date>
    <meta:editing-duration>PT1M5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11" meta:word-count="43" meta:character-count="215" meta:non-whitespace-character-count="183"/>
  </office:meta>
</office:document-meta>
</file>